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essione</text:p>
          </table:table-cell>
          <table:table-cell office:value-type="string" table:style-name="ce1">
            <text:p>Completato</text:p>
          </table:table-cell>
          <table:table-cell office:value-type="string" table:style-name="ce1">
            <text:p>Non Completato</text:p>
          </table:table-cell>
          <table:table-cell office:value-type="string" table:style-name="ce1">
            <text:p>Tota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ffaella</text:p>
          </table:table-cell>
          <table:table-cell office:value-type="string" table:style-name="ce1">
            <text:p>40 a</text:p>
          </table:table-cell>
          <table:table-cell office:value-type="string" table:style-name="ce1">
            <text:p>20 b</text:p>
          </table:table-cell>
          <table:table-cell office:value-type="string" table:style-name="ce1">
            <text:p>60 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ianni</text:p>
          </table:table-cell>
          <table:table-cell office:value-type="string" table:style-name="ce1">
            <text:p>15 c</text:p>
          </table:table-cell>
          <table:table-cell office:value-type="string" table:style-name="ce1">
            <text:p>20 d</text:p>
          </table:table-cell>
          <table:table-cell office:value-type="string" table:style-name="ce1">
            <text:p>35 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e</text:p>
          </table:table-cell>
          <table:table-cell office:value-type="string" table:style-name="ce1">
            <text:p>55 r</text:p>
          </table:table-cell>
          <table:table-cell office:value-type="string" table:style-name="ce1">
            <text:p>40 s</text:p>
          </table:table-cell>
          <table:table-cell office:value-type="string" table:style-name="ce1">
            <text:p>95 N<text:s/>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hi2</text:p>
          </table:table-cell>
          <table:table-cell office:value-type="float" office:value="5.0865800865800868" table:formula="msoxl:=(POWER((40*20-20*15),2)*94)/(55*40*60*35)" table:style-name="ce1">
            <text:p>5,086580087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p</text:p>
          </table:table-cell>
          <table:table-cell office:value-type="float" office:value="2.4111695773857678E-2" table:formula="msoxl:=CHIDIST(C7,1)" table:style-name="ce1">
            <text:p>0,024111696</text:p>
          </table:table-cell>
          <table:table-cell office:value-type="string" table:style-name="ce1">
            <text:p>Possiamo dirci certi al 98% chela differenza è significativa, in quanto p è un valore molto piccolo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pa</text:p>
          </table:table-cell>
          <table:table-cell office:value-type="float" office:value="0.66150516795865633" table:formula="msoxl:=(40+0.9604)/(60+1.92)" table:style-name="ce1">
            <text:p>0,661505168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pc</text:p>
          </table:table-cell>
          <table:table-cell office:value-type="float" office:value="0.43239436619718308" table:formula="msoxl:=(15+0.964)/(35+1.92)" table:style-name="ce1">
            <text:p>0,432394366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Dinf</text:p>
          </table:table-cell>
          <table:table-cell office:value-type="float" office:value="2.5948453385742754E-2" table:formula="msoxl:=(C12-C13)-1.96*(SQRT( (C12*(1-C12))/60+(C13*(1-C13))/35))" table:style-name="ce1">
            <text:p>0,025948453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Dsup</text:p>
          </table:table-cell>
          <table:table-cell office:value-type="float" office:value="0.43227315013720374" table:formula="msoxl:=(C12-C13)+1.96*(SQRT( (C12*(1-C12))/60+(C13*(1-C13))/35))" table:style-name="ce1">
            <text:p>0,43227315</text:p>
          </table:table-cell>
          <table:table-cell table:number-columns-repeated="16381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Vittoria</meta:initial-creator>
    <dc:creator>Vittoria</dc:creator>
    <meta:creation-date>2013-12-02T16:02:53Z</meta:creation-date>
    <dc:date>2018-12-17T08:58:52Z</dc:date>
    <meta:editing-cycles>2</meta:editing-cycles>
    <meta:editing-duration>PT0S</meta:editing-duration>
  </office:meta>
</office:document-meta>
</file>